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003366" style:font-name="Calibri1" fo:font-size="72pt" fo:font-weight="bold" style:font-size-asian="72pt" style:font-weight-asian="bold" style:font-size-complex="72pt" style:font-weight-complex="bold"/>
    </style:style>
    <style:style style:name="P2" style:family="paragraph" style:parent-style-name="Standard" style:master-page-name="">
      <style:paragraph-properties fo:margin-left="0.4665in" fo:margin-right="0in" fo:margin-top="0in" fo:margin-bottom="0.1402in" fo:text-indent="-0.4752in" style:auto-text-indent="false" style:page-number="auto"/>
      <style:text-properties style:font-name="Calibri1" fo:font-size="36pt" style:font-size-asian="36pt" style:font-size-complex="36pt"/>
    </style:style>
    <style:style style:name="P3" style:family="paragraph" style:parent-style-name="Standard" style:master-page-name="">
      <style:paragraph-properties fo:margin-left="0.4583in" fo:margin-right="0in" fo:margin-top="0in" fo:margin-bottom="0.1402in" fo:text-indent="-0.45in" style:auto-text-indent="false" style:page-number="auto"/>
      <style:text-properties style:font-name="Calibri1" fo:font-size="36pt" style:font-size-asian="36pt" style:font-size-complex="36pt"/>
    </style:style>
    <style:style style:name="P4" style:family="paragraph" style:parent-style-name="Standard" style:master-page-name="">
      <style:paragraph-properties fo:margin-left="0.4752in" fo:margin-right="0in" fo:margin-top="0in" fo:margin-bottom="0.1402in" fo:text-indent="-0.4752in" style:auto-text-indent="false" style:page-number="auto"/>
      <style:text-properties style:font-name="Calibri1" fo:font-size="36pt" style:font-size-asian="36pt" style:font-size-complex="36pt"/>
    </style:style>
    <style:style style:name="P5" style:family="paragraph" style:parent-style-name="Standard">
      <style:paragraph-properties fo:margin-top="0in" fo:margin-bottom="0.1402in"/>
    </style:style>
    <style:style style:name="P6" style:family="paragraph" style:parent-style-name="Standard">
      <style:paragraph-properties fo:margin-top="0in" fo:margin-bottom="0.1402in"/>
      <style:text-properties style:font-name="Calibri1" fo:font-size="36pt" style:font-size-asian="36pt" style:font-size-complex="36pt"/>
    </style:style>
    <style:style style:name="P7" style:family="paragraph" style:parent-style-name="Standard">
      <style:paragraph-properties fo:margin-top="0in" fo:margin-bottom="0.1402in" fo:text-align="center" style:justify-single-word="false"/>
      <style:text-properties style:font-name="Calibri1" fo:font-size="36pt" style:font-size-asian="36pt" style:font-size-complex="36pt"/>
    </style:style>
    <style:style style:name="P8" style:family="paragraph" style:parent-style-name="Standard">
      <style:paragraph-properties fo:margin-top="0in" fo:margin-bottom="0.1402in" fo:line-height="150%" fo:text-align="center" style:justify-single-word="false"/>
      <style:text-properties fo:color="#004586" style:font-name="Calibri1" fo:font-size="36pt" style:font-size-asian="36pt" style:font-size-complex="36pt"/>
    </style:style>
    <style:style style:name="P9" style:family="paragraph" style:parent-style-name="Standard">
      <style:paragraph-properties fo:margin-top="0in" fo:margin-bottom="0.1402in" fo:line-height="150%" fo:text-align="center" style:justify-single-word="false"/>
    </style:style>
    <style:style style:name="P10" style:family="paragraph" style:parent-style-name="Standard" style:master-page-name="">
      <style:paragraph-properties fo:margin-left="0.3402in" fo:margin-right="0in" fo:margin-top="0in" fo:margin-bottom="0.1402in" fo:text-indent="-0.3571in" style:auto-text-indent="false" style:page-number="auto"/>
      <style:text-properties style:font-name="Calibri1" fo:font-size="36pt" style:font-size-asian="36pt" style:font-size-complex="36pt"/>
    </style:style>
    <style:style style:name="P11" style:family="paragraph" style:parent-style-name="Standard" style:master-page-name="">
      <style:paragraph-properties fo:margin-left="0.3228in" fo:margin-right="0in" fo:margin-top="0in" fo:margin-bottom="0.1402in" fo:text-indent="-0.3228in" style:auto-text-indent="false" style:page-number="auto"/>
      <style:text-properties style:font-name="Calibri1" fo:font-size="36pt" style:font-size-asian="36pt" style:font-size-complex="36pt"/>
    </style:style>
    <style:style style:name="P12" style:family="paragraph" style:parent-style-name="Standard" style:master-page-name="">
      <style:paragraph-properties fo:margin-left="0.3543in" fo:margin-right="0in" fo:margin-top="0in" fo:margin-bottom="0.1402in" fo:text-indent="-0.3543in" style:auto-text-indent="false" style:page-number="auto"/>
      <style:text-properties style:font-name="Calibri1" fo:font-size="36pt" style:font-size-asian="36pt" style:font-size-complex="36pt"/>
    </style:style>
    <style:style style:name="P13" style:family="paragraph" style:parent-style-name="Standard" style:master-page-name="">
      <style:paragraph-properties fo:margin-left="0.4791in" fo:margin-right="0in" fo:margin-top="0in" fo:margin-bottom="0.1402in" fo:text-indent="-0.4791in" style:auto-text-indent="false" style:page-number="auto"/>
      <style:text-properties style:font-name="Calibri1" fo:font-size="36pt" style:font-size-asian="36pt" style:font-size-complex="36pt"/>
    </style:style>
    <style:style style:name="P14" style:family="paragraph" style:parent-style-name="Standard" style:master-page-name="">
      <style:paragraph-properties fo:margin-left="0.3957in" fo:margin-right="0in" fo:margin-top="0in" fo:margin-bottom="0.1402in" fo:text-indent="-0.3957in" style:auto-text-indent="false" style:page-number="auto"/>
      <style:text-properties style:font-name="Calibri1" fo:font-size="36pt" style:font-size-asian="36pt" style:font-size-complex="36pt"/>
    </style:style>
    <style:style style:name="P15" style:family="paragraph" style:parent-style-name="Standard" style:master-page-name="">
      <style:paragraph-properties fo:margin-left="0.3543in" fo:margin-right="0in" fo:margin-top="0in" fo:margin-bottom="0.1402in" fo:text-indent="-0.3335in" style:auto-text-indent="false" style:page-number="auto"/>
      <style:text-properties style:font-name="Calibri1" fo:font-size="36pt" style:font-size-asian="36pt" style:font-size-complex="36pt"/>
    </style:style>
    <style:style style:name="T1" style:family="text">
      <style:text-properties style:font-name="Calibri1" fo:font-size="36pt" style:font-size-asian="36pt" style:font-size-complex="36pt"/>
    </style:style>
    <style:style style:name="T2" style:family="text">
      <style:text-properties fo:color="#000080" fo:font-size="72pt" fo:font-weight="bold" style:font-size-asian="72pt" style:font-weight-asian="bold" style:font-size-complex="72pt" style:font-weight-complex="bold"/>
    </style:style>
    <style:style style:name="T3" style:family="text">
      <style:text-properties fo:color="#003366" style:font-name="Calibri1"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003366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../../../../../" xlink:type="simple"/>
        <form:form form:apply-filter="true" form:method="post" form:control-implementation="ooo:com.sun.star.form.component.Form" office:target-frame="" xlink:href="../../../../../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</text:p>
      <text:p text:style-name="P6">• Rate professors and classes <text:s/></text:p>
      <text:p text:style-name="P10">• Check aggregate and individual performance ratings for classes and associated professors <text:s/></text:p>
      <text:p text:style-name="P11">• Save classes to a user's profile for tracking and review <text:s/></text:p>
      <text:p text:style-name="P12">• Look up professors and see what classes they teach, reviews for those classes, and graphical statistics for the professor <text:s/></text:p>
      <text:p text:style-name="P8"><text:soft-page-break/><text:s/><text:span text:style-name="T2">FEATURES</text:span></text:p>
      <text:p text:style-name="P2">• <text:s/>The College Critic provides a list of alternative classes with better ratings </text:p>
      <text:p text:style-name="P13">• <text:s/>Write reviews for classes and <text:s/>associated professors</text:p>
      <text:p text:style-name="P3">• <text:s/>Search by class and Professor via filtering and search options <text:s/></text:p>
      <text:p text:style-name="P4">• <text:s/>Add class and professor information </text:p>
      <text:p text:style-name="P6"/>
      <text:p text:style-name="P6"/>
      <text:p text:style-name="P7"><text:soft-page-break/><text:span text:style-name="T2">FUN FACTS</text:span></text:p>
      <text:p text:style-name="P6">• 47 Web API's <text:s/></text:p>
      <text:p text:style-name="P14">• 6 relational database tables with associated triggers and indexes built on Oracle MySQL Server 5.7</text:p>
      <text:p text:style-name="P5"><text:span text:style-name="T1">• 100% Angular front-end</text:span></text:p>
      <text:p text:style-name="P15">• It took only a single week to complete the back-end but 2 weeks for the front-end.</text:p>
      <text:p text:style-name="P6">• Shaq really loves Ice-cream!</text:p>
      <text:p text:style-name="P6"/>
      <text:p text:style-name="P9"><text:soft-page-break/><text:span text:style-name="T3">TECHNOLOGIES</text:span></text:p>
      <text:p text:style-name="P6"><text:s text:c="5"/>• JAVA </text:p>
      <text:p text:style-name="P10"><text:s text:c="5"/>• Spring MVC </text:p>
      <text:p text:style-name="P10"><text:s text:c="5"/>• Eclipse IDE with Maven</text:p>
      <text:p text:style-name="P11"><text:s text:c="5"/>• Hibernate </text:p>
      <text:p text:style-name="P6"><text:s text:c="5"/>• JavaScript</text:p>
      <text:p text:style-name="P10"><text:s text:c="5"/>• AngularJS</text:p>
      <text:p text:style-name="P10"><text:s text:c="5"/>• My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752in" fo:margin-right="0.78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quil Timmons</meta:initial-creator>
    <meta:creation-date>2016-11-07T11:02:15.10</meta:creation-date>
    <meta:printed-by>Shaquil Timmons</meta:printed-by>
    <meta:print-date>2016-11-07T13:11:36.80</meta:print-date>
    <dc:date>2016-11-07T13:12:56.76</dc:date>
    <dc:creator>Shaquil Timmons</dc:creator>
    <meta:editing-duration>PT1H40M18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4" meta:paragraph-count="24" meta:word-count="155" meta:character-count="963"/>
  </office:meta>
</office:document-meta>
</file>